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esting-addresses-writer" style:family="table">
      <style:table-properties style:width="35.602cm" fo:margin-left="-0.053cm" fo:margin-top="0cm" fo:margin-bottom="0cm" table:align="left"/>
    </style:style>
    <style:style style:name="testing-addresses-writer.A" style:family="table-column">
      <style:table-column-properties style:column-width="1.305cm"/>
    </style:style>
    <style:style style:name="testing-addresses-writer.B" style:family="table-column">
      <style:table-column-properties style:column-width="2.016cm"/>
    </style:style>
    <style:style style:name="testing-addresses-writer.C" style:family="table-column">
      <style:table-column-properties style:column-width="2.014cm"/>
    </style:style>
    <style:style style:name="testing-addresses-writer.D" style:family="table-column">
      <style:table-column-properties style:column-width="2.81cm"/>
    </style:style>
    <style:style style:name="testing-addresses-writer.E" style:family="table-column">
      <style:table-column-properties style:column-width="2.776cm"/>
    </style:style>
    <style:style style:name="testing-addresses-writer.G" style:family="table-column">
      <style:table-column-properties style:column-width="1.321cm"/>
    </style:style>
    <style:style style:name="testing-addresses-writer.H" style:family="table-column">
      <style:table-column-properties style:column-width="1.42cm"/>
    </style:style>
    <style:style style:name="testing-addresses-writer.I" style:family="table-column">
      <style:table-column-properties style:column-width="1.453cm"/>
    </style:style>
    <style:style style:name="testing-addresses-writer.J" style:family="table-column">
      <style:table-column-properties style:column-width="1.916cm"/>
    </style:style>
    <style:style style:name="testing-addresses-writer.K" style:family="table-column">
      <style:table-column-properties style:column-width="3.104cm"/>
    </style:style>
    <style:style style:name="testing-addresses-writer.L" style:family="table-column">
      <style:table-column-properties style:column-width="3.468cm"/>
    </style:style>
    <style:style style:name="testing-addresses-writer.M" style:family="table-column">
      <style:table-column-properties style:column-width="2.709cm"/>
    </style:style>
    <style:style style:name="testing-addresses-writer.N" style:family="table-column">
      <style:table-column-properties style:column-width="1.752cm"/>
    </style:style>
    <style:style style:name="testing-addresses-writer.O" style:family="table-column">
      <style:table-column-properties style:column-width="4.761cm"/>
    </style:style>
    <style:style style:name="testing-addresses-writer.1" style:family="table-row">
      <style:table-row-properties style:min-row-height="0.452cm" fo:keep-together="auto"/>
    </style:style>
    <style:style style:name="testing-addresses-writer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esting-addresses-writer" table:style-name="testing-addresses-writer">
        <table:table-column table:style-name="testing-addresses-writer.A"/>
        <table:table-column table:style-name="testing-addresses-writer.B"/>
        <table:table-column table:style-name="testing-addresses-writer.C"/>
        <table:table-column table:style-name="testing-addresses-writer.D"/>
        <table:table-column table:style-name="testing-addresses-writer.E" table:number-columns-repeated="2"/>
        <table:table-column table:style-name="testing-addresses-writer.G"/>
        <table:table-column table:style-name="testing-addresses-writer.H"/>
        <table:table-column table:style-name="testing-addresses-writer.I"/>
        <table:table-column table:style-name="testing-addresses-writer.J"/>
        <table:table-column table:style-name="testing-addresses-writer.K"/>
        <table:table-column table:style-name="testing-addresses-writer.L"/>
        <table:table-column table:style-name="testing-addresses-writer.M"/>
        <table:table-column table:style-name="testing-addresses-writer.N"/>
        <table:table-column table:style-name="testing-addresses-writer.O"/>
        <table:table-row table:style-name="testing-addresses-writer.1">
          <table:table-cell table:style-name="testing-addresses-writer.A1" office:value-type="string">
            <text:p text:style-name="P1">Title</text:p>
          </table:table-cell>
          <table:table-cell table:style-name="testing-addresses-writer.A1" office:value-type="string">
            <text:p text:style-name="P1">First Name</text:p>
          </table:table-cell>
          <table:table-cell table:style-name="testing-addresses-writer.A1" office:value-type="string">
            <text:p text:style-name="P1">Last Name</text:p>
          </table:table-cell>
          <table:table-cell table:style-name="testing-addresses-writer.A1" office:value-type="string">
            <text:p text:style-name="P1">Company Name</text:p>
          </table:table-cell>
          <table:table-cell table:style-name="testing-addresses-writer.A1" office:value-type="string">
            <text:p text:style-name="P1">Address Line 1</text:p>
          </table:table-cell>
          <table:table-cell table:style-name="testing-addresses-writer.A1" office:value-type="string">
            <text:p text:style-name="P1">Address Line 2</text:p>
          </table:table-cell>
          <table:table-cell table:style-name="testing-addresses-writer.A1" office:value-type="string">
            <text:p text:style-name="P1">City</text:p>
          </table:table-cell>
          <table:table-cell table:style-name="testing-addresses-writer.A1" office:value-type="string">
            <text:p text:style-name="P1">State</text:p>
          </table:table-cell>
          <table:table-cell table:style-name="testing-addresses-writer.A1" office:value-type="string">
            <text:p text:style-name="P1">ZIP</text:p>
          </table:table-cell>
          <table:table-cell table:style-name="testing-addresses-writer.A1" office:value-type="string">
            <text:p text:style-name="P1">Country</text:p>
          </table:table-cell>
          <table:table-cell table:style-name="testing-addresses-writer.A1" office:value-type="string">
            <text:p text:style-name="P1">Telephone private</text:p>
          </table:table-cell>
          <table:table-cell table:style-name="testing-addresses-writer.A1" office:value-type="string">
            <text:p text:style-name="P1">Telephone business</text:p>
          </table:table-cell>
          <table:table-cell table:style-name="testing-addresses-writer.A1" office:value-type="string">
            <text:p text:style-name="P1">E-mail Address</text:p>
          </table:table-cell>
          <table:table-cell table:style-name="testing-addresses-writer.A1" office:value-type="string">
            <text:p text:style-name="P1">Gender</text:p>
          </table:table-cell>
          <table:table-cell table:style-name="testing-addresses-writer.A1" office:value-type="string">
            <text:p text:style-name="P1">Filename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1</text:p>
          </table:table-cell>
          <table:table-cell table:style-name="testing-addresses-writer.A1" office:value-type="string">
            <text:p text:style-name="P1">firstname1</text:p>
          </table:table-cell>
          <table:table-cell table:style-name="testing-addresses-writer.A1" office:value-type="string">
            <text:p text:style-name="P1">lastname1</text:p>
          </table:table-cell>
          <table:table-cell table:style-name="testing-addresses-writer.A1" office:value-type="string">
            <text:p text:style-name="P1">company1</text:p>
          </table:table-cell>
          <table:table-cell table:style-name="testing-addresses-writer.A1" office:value-type="string">
            <text:p text:style-name="P1">Adress1_1</text:p>
          </table:table-cell>
          <table:table-cell table:style-name="testing-addresses-writer.A1" office:value-type="string">
            <text:p text:style-name="P1">Address2_1</text:p>
          </table:table-cell>
          <table:table-cell table:style-name="testing-addresses-writer.A1" office:value-type="string">
            <text:p text:style-name="P1">city1</text:p>
          </table:table-cell>
          <table:table-cell table:style-name="testing-addresses-writer.A1" office:value-type="string">
            <text:p text:style-name="P1">state1</text:p>
          </table:table-cell>
          <table:table-cell table:style-name="testing-addresses-writer.A1" office:value-type="string">
            <text:p text:style-name="P1">zip1</text:p>
          </table:table-cell>
          <table:table-cell table:style-name="testing-addresses-writer.A1" office:value-type="string">
            <text:p text:style-name="P1">country1</text:p>
          </table:table-cell>
          <table:table-cell table:style-name="testing-addresses-writer.A1" office:value-type="string">
            <text:p text:style-name="P1">phonep1</text:p>
          </table:table-cell>
          <table:table-cell table:style-name="testing-addresses-writer.A1" office:value-type="string">
            <text:p text:style-name="P1">phoneb1</text:p>
          </table:table-cell>
          <table:table-cell table:style-name="testing-addresses-writer.A1" office:value-type="string">
            <text:p text:style-name="P1">email1</text:p>
          </table:table-cell>
          <table:table-cell table:style-name="testing-addresses-writer.A1" office:value-type="string">
            <text:p text:style-name="P1">gender1</text:p>
          </table:table-cell>
          <table:table-cell table:style-name="testing-addresses-writer.A1" office:value-type="string">
            <text:p text:style-name="P1">sub/lastname1 firstname1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2</text:p>
          </table:table-cell>
          <table:table-cell table:style-name="testing-addresses-writer.A1" office:value-type="string">
            <text:p text:style-name="P1">firstname2</text:p>
          </table:table-cell>
          <table:table-cell table:style-name="testing-addresses-writer.A1" office:value-type="string">
            <text:p text:style-name="P1">lastname2</text:p>
          </table:table-cell>
          <table:table-cell table:style-name="testing-addresses-writer.A1" office:value-type="string">
            <text:p text:style-name="P1">company2</text:p>
          </table:table-cell>
          <table:table-cell table:style-name="testing-addresses-writer.A1" office:value-type="string">
            <text:p text:style-name="P1">Adress1_2</text:p>
          </table:table-cell>
          <table:table-cell table:style-name="testing-addresses-writer.A1" office:value-type="string">
            <text:p text:style-name="P1">Address2_2</text:p>
          </table:table-cell>
          <table:table-cell table:style-name="testing-addresses-writer.A1" office:value-type="string">
            <text:p text:style-name="P1">city2</text:p>
          </table:table-cell>
          <table:table-cell table:style-name="testing-addresses-writer.A1" office:value-type="string">
            <text:p text:style-name="P1">state2</text:p>
          </table:table-cell>
          <table:table-cell table:style-name="testing-addresses-writer.A1" office:value-type="string">
            <text:p text:style-name="P1">zip2</text:p>
          </table:table-cell>
          <table:table-cell table:style-name="testing-addresses-writer.A1" office:value-type="string">
            <text:p text:style-name="P1">country2</text:p>
          </table:table-cell>
          <table:table-cell table:style-name="testing-addresses-writer.A1" office:value-type="string">
            <text:p text:style-name="P1">phonep2</text:p>
          </table:table-cell>
          <table:table-cell table:style-name="testing-addresses-writer.A1" office:value-type="string">
            <text:p text:style-name="P1">phoneb2</text:p>
          </table:table-cell>
          <table:table-cell table:style-name="testing-addresses-writer.A1" office:value-type="string">
            <text:p text:style-name="P1">email2</text:p>
          </table:table-cell>
          <table:table-cell table:style-name="testing-addresses-writer.A1" office:value-type="string">
            <text:p text:style-name="P1">gender2</text:p>
          </table:table-cell>
          <table:table-cell table:style-name="testing-addresses-writer.A1" office:value-type="string">
            <text:p text:style-name="P1">sub/lastname2 firstname2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3</text:p>
          </table:table-cell>
          <table:table-cell table:style-name="testing-addresses-writer.A1" office:value-type="string">
            <text:p text:style-name="P1">firstname3</text:p>
          </table:table-cell>
          <table:table-cell table:style-name="testing-addresses-writer.A1" office:value-type="string">
            <text:p text:style-name="P1">lastname3</text:p>
          </table:table-cell>
          <table:table-cell table:style-name="testing-addresses-writer.A1" office:value-type="string">
            <text:p text:style-name="P1">company3</text:p>
          </table:table-cell>
          <table:table-cell table:style-name="testing-addresses-writer.A1" office:value-type="string">
            <text:p text:style-name="P1">Adress1_3</text:p>
          </table:table-cell>
          <table:table-cell table:style-name="testing-addresses-writer.A1" office:value-type="string">
            <text:p text:style-name="P1">Address2_3</text:p>
          </table:table-cell>
          <table:table-cell table:style-name="testing-addresses-writer.A1" office:value-type="string">
            <text:p text:style-name="P1">city3</text:p>
          </table:table-cell>
          <table:table-cell table:style-name="testing-addresses-writer.A1" office:value-type="string">
            <text:p text:style-name="P1">state3</text:p>
          </table:table-cell>
          <table:table-cell table:style-name="testing-addresses-writer.A1" office:value-type="string">
            <text:p text:style-name="P1">zip3</text:p>
          </table:table-cell>
          <table:table-cell table:style-name="testing-addresses-writer.A1" office:value-type="string">
            <text:p text:style-name="P1">country3</text:p>
          </table:table-cell>
          <table:table-cell table:style-name="testing-addresses-writer.A1" office:value-type="string">
            <text:p text:style-name="P1">phonep3</text:p>
          </table:table-cell>
          <table:table-cell table:style-name="testing-addresses-writer.A1" office:value-type="string">
            <text:p text:style-name="P1">phoneb3</text:p>
          </table:table-cell>
          <table:table-cell table:style-name="testing-addresses-writer.A1" office:value-type="string">
            <text:p text:style-name="P1">email3</text:p>
          </table:table-cell>
          <table:table-cell table:style-name="testing-addresses-writer.A1" office:value-type="string">
            <text:p text:style-name="P1">gender3</text:p>
          </table:table-cell>
          <table:table-cell table:style-name="testing-addresses-writer.A1" office:value-type="string">
            <text:p text:style-name="P1">sub/lastname3 firstname3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4</text:p>
          </table:table-cell>
          <table:table-cell table:style-name="testing-addresses-writer.A1" office:value-type="string">
            <text:p text:style-name="P1">firstname4</text:p>
          </table:table-cell>
          <table:table-cell table:style-name="testing-addresses-writer.A1" office:value-type="string">
            <text:p text:style-name="P1">lastname4</text:p>
          </table:table-cell>
          <table:table-cell table:style-name="testing-addresses-writer.A1" office:value-type="string">
            <text:p text:style-name="P1">company4</text:p>
          </table:table-cell>
          <table:table-cell table:style-name="testing-addresses-writer.A1" office:value-type="string">
            <text:p text:style-name="P1">Adress1_4</text:p>
          </table:table-cell>
          <table:table-cell table:style-name="testing-addresses-writer.A1" office:value-type="string">
            <text:p text:style-name="P1">Address2_4</text:p>
          </table:table-cell>
          <table:table-cell table:style-name="testing-addresses-writer.A1" office:value-type="string">
            <text:p text:style-name="P1">city4</text:p>
          </table:table-cell>
          <table:table-cell table:style-name="testing-addresses-writer.A1" office:value-type="string">
            <text:p text:style-name="P1">state4</text:p>
          </table:table-cell>
          <table:table-cell table:style-name="testing-addresses-writer.A1" office:value-type="string">
            <text:p text:style-name="P1">zip4</text:p>
          </table:table-cell>
          <table:table-cell table:style-name="testing-addresses-writer.A1" office:value-type="string">
            <text:p text:style-name="P1">country4</text:p>
          </table:table-cell>
          <table:table-cell table:style-name="testing-addresses-writer.A1" office:value-type="string">
            <text:p text:style-name="P1">phonep4</text:p>
          </table:table-cell>
          <table:table-cell table:style-name="testing-addresses-writer.A1" office:value-type="string">
            <text:p text:style-name="P1">phoneb4</text:p>
          </table:table-cell>
          <table:table-cell table:style-name="testing-addresses-writer.A1" office:value-type="string">
            <text:p text:style-name="P1">email4</text:p>
          </table:table-cell>
          <table:table-cell table:style-name="testing-addresses-writer.A1" office:value-type="string">
            <text:p text:style-name="P1">gender4</text:p>
          </table:table-cell>
          <table:table-cell table:style-name="testing-addresses-writer.A1" office:value-type="string">
            <text:p text:style-name="P1">sub/lastname4 firstname4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5</text:p>
          </table:table-cell>
          <table:table-cell table:style-name="testing-addresses-writer.A1" office:value-type="string">
            <text:p text:style-name="P1">firstname5</text:p>
          </table:table-cell>
          <table:table-cell table:style-name="testing-addresses-writer.A1" office:value-type="string">
            <text:p text:style-name="P1">lastname5</text:p>
          </table:table-cell>
          <table:table-cell table:style-name="testing-addresses-writer.A1" office:value-type="string">
            <text:p text:style-name="P1">company5</text:p>
          </table:table-cell>
          <table:table-cell table:style-name="testing-addresses-writer.A1" office:value-type="string">
            <text:p text:style-name="P1">Adress1_5</text:p>
          </table:table-cell>
          <table:table-cell table:style-name="testing-addresses-writer.A1" office:value-type="string">
            <text:p text:style-name="P1">Address2_5</text:p>
          </table:table-cell>
          <table:table-cell table:style-name="testing-addresses-writer.A1" office:value-type="string">
            <text:p text:style-name="P1">city5</text:p>
          </table:table-cell>
          <table:table-cell table:style-name="testing-addresses-writer.A1" office:value-type="string">
            <text:p text:style-name="P1">state5</text:p>
          </table:table-cell>
          <table:table-cell table:style-name="testing-addresses-writer.A1" office:value-type="string">
            <text:p text:style-name="P1">zip5</text:p>
          </table:table-cell>
          <table:table-cell table:style-name="testing-addresses-writer.A1" office:value-type="string">
            <text:p text:style-name="P1">country5</text:p>
          </table:table-cell>
          <table:table-cell table:style-name="testing-addresses-writer.A1" office:value-type="string">
            <text:p text:style-name="P1">phonep5</text:p>
          </table:table-cell>
          <table:table-cell table:style-name="testing-addresses-writer.A1" office:value-type="string">
            <text:p text:style-name="P1">phoneb5</text:p>
          </table:table-cell>
          <table:table-cell table:style-name="testing-addresses-writer.A1" office:value-type="string">
            <text:p text:style-name="P1">email5</text:p>
          </table:table-cell>
          <table:table-cell table:style-name="testing-addresses-writer.A1" office:value-type="string">
            <text:p text:style-name="P1">gender5</text:p>
          </table:table-cell>
          <table:table-cell table:style-name="testing-addresses-writer.A1" office:value-type="string">
            <text:p text:style-name="P1">sub/lastname5 firstname5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6</text:p>
          </table:table-cell>
          <table:table-cell table:style-name="testing-addresses-writer.A1" office:value-type="string">
            <text:p text:style-name="P1">firstname6</text:p>
          </table:table-cell>
          <table:table-cell table:style-name="testing-addresses-writer.A1" office:value-type="string">
            <text:p text:style-name="P1">lastname6</text:p>
          </table:table-cell>
          <table:table-cell table:style-name="testing-addresses-writer.A1" office:value-type="string">
            <text:p text:style-name="P1">company6</text:p>
          </table:table-cell>
          <table:table-cell table:style-name="testing-addresses-writer.A1" office:value-type="string">
            <text:p text:style-name="P1">Adress1_6</text:p>
          </table:table-cell>
          <table:table-cell table:style-name="testing-addresses-writer.A1" office:value-type="string">
            <text:p text:style-name="P1">Address2_6</text:p>
          </table:table-cell>
          <table:table-cell table:style-name="testing-addresses-writer.A1" office:value-type="string">
            <text:p text:style-name="P1">city6</text:p>
          </table:table-cell>
          <table:table-cell table:style-name="testing-addresses-writer.A1" office:value-type="string">
            <text:p text:style-name="P1">state6</text:p>
          </table:table-cell>
          <table:table-cell table:style-name="testing-addresses-writer.A1" office:value-type="string">
            <text:p text:style-name="P1">zip6</text:p>
          </table:table-cell>
          <table:table-cell table:style-name="testing-addresses-writer.A1" office:value-type="string">
            <text:p text:style-name="P1">country6</text:p>
          </table:table-cell>
          <table:table-cell table:style-name="testing-addresses-writer.A1" office:value-type="string">
            <text:p text:style-name="P1">phonep6</text:p>
          </table:table-cell>
          <table:table-cell table:style-name="testing-addresses-writer.A1" office:value-type="string">
            <text:p text:style-name="P1">phoneb6</text:p>
          </table:table-cell>
          <table:table-cell table:style-name="testing-addresses-writer.A1" office:value-type="string">
            <text:p text:style-name="P1">email6</text:p>
          </table:table-cell>
          <table:table-cell table:style-name="testing-addresses-writer.A1" office:value-type="string">
            <text:p text:style-name="P1">gender6</text:p>
          </table:table-cell>
          <table:table-cell table:style-name="testing-addresses-writer.A1" office:value-type="string">
            <text:p text:style-name="P1">sub/lastname6 firstname6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7</text:p>
          </table:table-cell>
          <table:table-cell table:style-name="testing-addresses-writer.A1" office:value-type="string">
            <text:p text:style-name="P1">firstname7</text:p>
          </table:table-cell>
          <table:table-cell table:style-name="testing-addresses-writer.A1" office:value-type="string">
            <text:p text:style-name="P1">lastname7</text:p>
          </table:table-cell>
          <table:table-cell table:style-name="testing-addresses-writer.A1" office:value-type="string">
            <text:p text:style-name="P1">company7</text:p>
          </table:table-cell>
          <table:table-cell table:style-name="testing-addresses-writer.A1" office:value-type="string">
            <text:p text:style-name="P1">Adress1_7</text:p>
          </table:table-cell>
          <table:table-cell table:style-name="testing-addresses-writer.A1" office:value-type="string">
            <text:p text:style-name="P1">Address2_7</text:p>
          </table:table-cell>
          <table:table-cell table:style-name="testing-addresses-writer.A1" office:value-type="string">
            <text:p text:style-name="P1">city7</text:p>
          </table:table-cell>
          <table:table-cell table:style-name="testing-addresses-writer.A1" office:value-type="string">
            <text:p text:style-name="P1">state7</text:p>
          </table:table-cell>
          <table:table-cell table:style-name="testing-addresses-writer.A1" office:value-type="string">
            <text:p text:style-name="P1">zip7</text:p>
          </table:table-cell>
          <table:table-cell table:style-name="testing-addresses-writer.A1" office:value-type="string">
            <text:p text:style-name="P1">country7</text:p>
          </table:table-cell>
          <table:table-cell table:style-name="testing-addresses-writer.A1" office:value-type="string">
            <text:p text:style-name="P1">phonep7</text:p>
          </table:table-cell>
          <table:table-cell table:style-name="testing-addresses-writer.A1" office:value-type="string">
            <text:p text:style-name="P1">phoneb7</text:p>
          </table:table-cell>
          <table:table-cell table:style-name="testing-addresses-writer.A1" office:value-type="string">
            <text:p text:style-name="P1">email7</text:p>
          </table:table-cell>
          <table:table-cell table:style-name="testing-addresses-writer.A1" office:value-type="string">
            <text:p text:style-name="P1">gender7</text:p>
          </table:table-cell>
          <table:table-cell table:style-name="testing-addresses-writer.A1" office:value-type="string">
            <text:p text:style-name="P1">sub/lastname7 firstname7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8</text:p>
          </table:table-cell>
          <table:table-cell table:style-name="testing-addresses-writer.A1" office:value-type="string">
            <text:p text:style-name="P1">firstname8</text:p>
          </table:table-cell>
          <table:table-cell table:style-name="testing-addresses-writer.A1" office:value-type="string">
            <text:p text:style-name="P1">lastname8</text:p>
          </table:table-cell>
          <table:table-cell table:style-name="testing-addresses-writer.A1" office:value-type="string">
            <text:p text:style-name="P1">company8</text:p>
          </table:table-cell>
          <table:table-cell table:style-name="testing-addresses-writer.A1" office:value-type="string">
            <text:p text:style-name="P1">Adress1_8</text:p>
          </table:table-cell>
          <table:table-cell table:style-name="testing-addresses-writer.A1" office:value-type="string">
            <text:p text:style-name="P1">Address2_8</text:p>
          </table:table-cell>
          <table:table-cell table:style-name="testing-addresses-writer.A1" office:value-type="string">
            <text:p text:style-name="P1">city8</text:p>
          </table:table-cell>
          <table:table-cell table:style-name="testing-addresses-writer.A1" office:value-type="string">
            <text:p text:style-name="P1">state8</text:p>
          </table:table-cell>
          <table:table-cell table:style-name="testing-addresses-writer.A1" office:value-type="string">
            <text:p text:style-name="P1">zip8</text:p>
          </table:table-cell>
          <table:table-cell table:style-name="testing-addresses-writer.A1" office:value-type="string">
            <text:p text:style-name="P1">country8</text:p>
          </table:table-cell>
          <table:table-cell table:style-name="testing-addresses-writer.A1" office:value-type="string">
            <text:p text:style-name="P1">phonep8</text:p>
          </table:table-cell>
          <table:table-cell table:style-name="testing-addresses-writer.A1" office:value-type="string">
            <text:p text:style-name="P1">phoneb8</text:p>
          </table:table-cell>
          <table:table-cell table:style-name="testing-addresses-writer.A1" office:value-type="string">
            <text:p text:style-name="P1">email8</text:p>
          </table:table-cell>
          <table:table-cell table:style-name="testing-addresses-writer.A1" office:value-type="string">
            <text:p text:style-name="P1">gender8</text:p>
          </table:table-cell>
          <table:table-cell table:style-name="testing-addresses-writer.A1" office:value-type="string">
            <text:p text:style-name="P1">sub/lastname8 firstname8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9</text:p>
          </table:table-cell>
          <table:table-cell table:style-name="testing-addresses-writer.A1" office:value-type="string">
            <text:p text:style-name="P1">firstname9</text:p>
          </table:table-cell>
          <table:table-cell table:style-name="testing-addresses-writer.A1" office:value-type="string">
            <text:p text:style-name="P1">lastname9</text:p>
          </table:table-cell>
          <table:table-cell table:style-name="testing-addresses-writer.A1" office:value-type="string">
            <text:p text:style-name="P1">company9</text:p>
          </table:table-cell>
          <table:table-cell table:style-name="testing-addresses-writer.A1" office:value-type="string">
            <text:p text:style-name="P1">Adress1_9</text:p>
          </table:table-cell>
          <table:table-cell table:style-name="testing-addresses-writer.A1" office:value-type="string">
            <text:p text:style-name="P1">Address2_9</text:p>
          </table:table-cell>
          <table:table-cell table:style-name="testing-addresses-writer.A1" office:value-type="string">
            <text:p text:style-name="P1">city9</text:p>
          </table:table-cell>
          <table:table-cell table:style-name="testing-addresses-writer.A1" office:value-type="string">
            <text:p text:style-name="P1">state9</text:p>
          </table:table-cell>
          <table:table-cell table:style-name="testing-addresses-writer.A1" office:value-type="string">
            <text:p text:style-name="P1">zip9</text:p>
          </table:table-cell>
          <table:table-cell table:style-name="testing-addresses-writer.A1" office:value-type="string">
            <text:p text:style-name="P1">country9</text:p>
          </table:table-cell>
          <table:table-cell table:style-name="testing-addresses-writer.A1" office:value-type="string">
            <text:p text:style-name="P1">phonep9</text:p>
          </table:table-cell>
          <table:table-cell table:style-name="testing-addresses-writer.A1" office:value-type="string">
            <text:p text:style-name="P1">phoneb9</text:p>
          </table:table-cell>
          <table:table-cell table:style-name="testing-addresses-writer.A1" office:value-type="string">
            <text:p text:style-name="P1">email9</text:p>
          </table:table-cell>
          <table:table-cell table:style-name="testing-addresses-writer.A1" office:value-type="string">
            <text:p text:style-name="P1">gender9</text:p>
          </table:table-cell>
          <table:table-cell table:style-name="testing-addresses-writer.A1" office:value-type="string">
            <text:p text:style-name="P1">sub/lastname9 firstname9</text:p>
          </table:table-cell>
        </table:table-row>
        <table:table-row table:style-name="testing-addresses-writer.1">
          <table:table-cell table:style-name="testing-addresses-writer.A1" office:value-type="string">
            <text:p text:style-name="P1">title10</text:p>
          </table:table-cell>
          <table:table-cell table:style-name="testing-addresses-writer.A1" office:value-type="string">
            <text:p text:style-name="P1">firstname10</text:p>
          </table:table-cell>
          <table:table-cell table:style-name="testing-addresses-writer.A1" office:value-type="string">
            <text:p text:style-name="P1">lastname10</text:p>
          </table:table-cell>
          <table:table-cell table:style-name="testing-addresses-writer.A1" office:value-type="string">
            <text:p text:style-name="P1">company10</text:p>
          </table:table-cell>
          <table:table-cell table:style-name="testing-addresses-writer.A1" office:value-type="string">
            <text:p text:style-name="P1">Adress1_10</text:p>
          </table:table-cell>
          <table:table-cell table:style-name="testing-addresses-writer.A1" office:value-type="string">
            <text:p text:style-name="P1">Address2_10</text:p>
          </table:table-cell>
          <table:table-cell table:style-name="testing-addresses-writer.A1" office:value-type="string">
            <text:p text:style-name="P1">city10</text:p>
          </table:table-cell>
          <table:table-cell table:style-name="testing-addresses-writer.A1" office:value-type="string">
            <text:p text:style-name="P1">state10</text:p>
          </table:table-cell>
          <table:table-cell table:style-name="testing-addresses-writer.A1" office:value-type="string">
            <text:p text:style-name="P1">zip10</text:p>
          </table:table-cell>
          <table:table-cell table:style-name="testing-addresses-writer.A1" office:value-type="string">
            <text:p text:style-name="P1">country10</text:p>
          </table:table-cell>
          <table:table-cell table:style-name="testing-addresses-writer.A1" office:value-type="string">
            <text:p text:style-name="P1">phonep10</text:p>
          </table:table-cell>
          <table:table-cell table:style-name="testing-addresses-writer.A1" office:value-type="string">
            <text:p text:style-name="P1">phoneb10</text:p>
          </table:table-cell>
          <table:table-cell table:style-name="testing-addresses-writer.A1" office:value-type="string">
            <text:p text:style-name="P1">email10</text:p>
          </table:table-cell>
          <table:table-cell table:style-name="testing-addresses-writer.A1" office:value-type="string">
            <text:p text:style-name="P1">gender10</text:p>
          </table:table-cell>
          <table:table-cell table:style-name="testing-addresses-writer.A1" office:value-type="string">
            <text:p text:style-name="P1">sub/lastname10 firstname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7.939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7-19T11:46:19.629265862</meta:creation-date>
    <dc:date>2017-07-19T11:47:42.757483050</dc:date>
    <dc:creator>Miklos Vajna</dc:creator>
    <meta:editing-duration>PT1M24S</meta:editing-duration>
    <meta:editing-cycles>1</meta:editing-cycles>
    <meta:document-statistic meta:table-count="1" meta:image-count="0" meta:object-count="0" meta:page-count="1" meta:paragraph-count="165" meta:word-count="185" meta:character-count="1422" meta:non-whitespace-character-count="1402"/>
    <meta:generator>LibreOfficeDev/6.0.0.0.alpha0$Linux_X86_64 LibreOffice_project/42eeb316a936e51046089c419c2acc645a4fc313</meta:generator>
  </office:meta>
</office:document-meta>
</file>